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 of closure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Closures: <text:s text:c="40"/></text:p>
            <text:p/>
            <text:p/>
            <text:p><text:s text:c="34"/>How do they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mpedence Mismatch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header>
                <text:p><text:s text:c="9"/>Caraml:</text:p>
              </text:list-header>
              <text:list-item>
                <text:p>Functional language</text:p>
                <text:list>
                  <text:list-item>
                    <text:p>First class functions</text:p>
                  </text:list-item>
                </text:list>
              </text:list-item>
              <text:list-item>
                <text:p>Partial Application</text:p>
                <text:list>
                  <text:list-item>
                    <text:p>If you apply 1 argument to a function that takes 3, you get back a function that takes 2 arguments.</text:p>
                    <text:list>
                      <text:list-item>
                        <text:p>“Create” functions?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header>
                <text:p><text:s text:c="12"/>LLVM</text:p>
                <text:list>
                  <text:list-item>
                    <text:p>C-like</text:p>
                  </text:list-item>
                  <text:list-item>
                    <text:p>Code &amp; data distinct</text:p>
                  </text:list-item>
                  <text:list-item>
                    <text:p>All code created at compile time</text:p>
                    <text:list>
                      <text:list-item>
                        <text:p>Ignoring the JIT here</text:p>
                      </text:list-item>
                      <text:list-item>
                        <text:p>No “creating” functions</text:p>
                      </text:list-item>
                    </text:list>
                  </text:list-item>
                  <text:list-item>
                    <text:p>To call a function, all arguments must be present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closure is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data object</text:p>
                <text:list>
                  <text:list-item>
                    <text:p>To which we can apply arguments</text:p>
                  </text:list-item>
                  <text:list-item>
                    <text:p>Which holds the arguments already applied</text:p>
                  </text:list-item>
                  <text:list-item>
                    <text:p>That calls the real function when enough arguments have been applied.</text:p>
                  </text:list-item>
                </text:list>
              </text:list-item>
              <text:list-item>
                <text:p>When you apply 1 arg to a function that takes 3, what you get back is a closure.</text:p>
                <text:list>
                  <text:list-item>
                    <text:p>For efficiency's sake, we want to be able to apply multiple arguments at o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a Closu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line draw:style-name="gr2" draw:text-style-name="P1" draw:layer="layout" svg:x1="6.081cm" svg:y1="6.08cm" svg:x2="6.081cm" svg:y2="17.51cm">
          <text:p/>
        </draw:line>
        <draw:line draw:style-name="gr2" draw:text-style-name="P1" draw:layer="layout" svg:x1="6.081cm" svg:y1="6.08cm" svg:x2="12.431cm" svg:y2="6.08cm">
          <text:p/>
        </draw:line>
        <draw:line draw:style-name="gr2" draw:text-style-name="P1" draw:layer="layout" svg:x1="12.431cm" svg:y1="17.51cm" svg:x2="12.431cm" svg:y2="6.08cm">
          <text:p/>
        </draw:line>
        <draw:frame draw:style-name="gr3" draw:layer="layout" svg:width="3.203cm" svg:height="0.962cm" svg:x="7.351cm" svg:y="6.388cm">
          <draw:text-box>
            <text:p>Tag Word</text:p>
          </draw:text-box>
        </draw:frame>
        <draw:line draw:style-name="gr2" draw:text-style-name="P1" draw:layer="layout" svg:x1="6.081cm" svg:y1="7.35cm" svg:x2="12.431cm" svg:y2="7.35cm">
          <text:p/>
        </draw:line>
        <draw:frame draw:style-name="gr3" draw:layer="layout" svg:width="2.932cm" svg:height="0.962cm" svg:x="7.526cm" svg:y="7.543cm">
          <draw:text-box>
            <text:p>Table ptr</text:p>
          </draw:text-box>
        </draw:frame>
        <draw:line draw:style-name="gr2" draw:text-style-name="P1" draw:layer="layout" svg:x1="6.081cm" svg:y1="8.62cm" svg:x2="12.431cm" svg:y2="8.62cm">
          <text:p/>
        </draw:line>
        <draw:frame draw:style-name="gr3" draw:layer="layout" svg:width="3.326cm" svg:height="0.962cm" svg:x="7.413cm" svg:y="8.967cm">
          <draw:text-box>
            <text:p>Orig fn ptr</text:p>
          </draw:text-box>
        </draw:frame>
        <draw:line draw:style-name="gr2" draw:text-style-name="P1" draw:layer="layout" svg:x1="6.081cm" svg:y1="9.89cm" svg:x2="12.431cm" svg:y2="9.89cm">
          <text:p/>
        </draw:line>
        <draw:line draw:style-name="gr2" draw:text-style-name="P1" draw:layer="layout" svg:x1="6.081cm" svg:y1="11.16cm" svg:x2="12.431cm" svg:y2="11.16cm">
          <text:p/>
        </draw:line>
        <draw:line draw:style-name="gr2" draw:text-style-name="P1" draw:layer="layout" svg:x1="6.081cm" svg:y1="12.43cm" svg:x2="12.431cm" svg:y2="12.43cm">
          <text:p/>
        </draw:line>
        <draw:frame draw:style-name="gr3" draw:layer="layout" svg:width="2.602cm" svg:height="0.962cm" svg:x="7.924cm" svg:y="10.198cm">
          <draw:text-box>
            <text:p>Value 1</text:p>
          </draw:text-box>
        </draw:frame>
        <draw:frame draw:style-name="gr3" draw:layer="layout" svg:width="2.602cm" svg:height="0.962cm" svg:x="7.986cm" svg:y="11.468cm">
          <draw:text-box>
            <text:p>Value 2</text:p>
          </draw:text-box>
        </draw:frame>
        <draw:frame draw:style-name="gr3" draw:layer="layout" svg:width="1.035cm" svg:height="0.962cm" svg:x="8.621cm" svg:y="12.738cm">
          <draw:text-box>
            <text:p>...</text:p>
          </draw:text-box>
        </draw:frame>
        <draw:line draw:style-name="gr4" draw:text-style-name="P1" draw:layer="layout" svg:x1="14.971cm" svg:y1="7.985cm" svg:x2="13.066cm" svg:y2="7.985cm">
          <text:p/>
        </draw:line>
        <draw:frame draw:style-name="gr3" draw:layer="layout" svg:width="5.434cm" svg:height="0.962cm" svg:x="15.157cm" svg:y="7.658cm">
          <draw:text-box>
            <text:p>Pointer to closure</text:p>
          </draw:text-box>
        </draw:frame>
        <draw:frame draw:style-name="gr3" draw:layer="layout" svg:width="1.065cm" svg:height="0.962cm" svg:x="5.016cm" svg:y="6.388cm">
          <draw:text-box>
            <text:p>-1</text:p>
          </draw:text-box>
        </draw:frame>
        <draw:frame draw:style-name="gr3" draw:layer="layout" svg:width="0.853cm" svg:height="0.962cm" svg:x="5.228cm" svg:y="7.658cm">
          <draw:text-box>
            <text:p>0</text:p>
          </draw:text-box>
        </draw:frame>
        <draw:frame draw:style-name="gr3" draw:layer="layout" svg:width="0.853cm" svg:height="0.962cm" svg:x="5.228cm" svg:y="8.928cm">
          <draw:text-box>
            <text:p>1</text:p>
          </draw:text-box>
        </draw:frame>
        <draw:frame draw:style-name="gr3" draw:layer="layout" svg:width="0.853cm" svg:height="0.962cm" svg:x="5.228cm" svg:y="10.198cm">
          <draw:text-box>
            <text:p>2</text:p>
          </draw:text-box>
        </draw:frame>
        <draw:frame draw:style-name="gr3" draw:layer="layout" svg:width="0.853cm" svg:height="0.962cm" svg:x="5.228cm" svg:y="11.468cm">
          <draw:text-box>
            <text:p>3</text:p>
          </draw:text-box>
        </draw:frame>
        <draw:frame draw:style-name="gr3" draw:layer="layout" svg:width="0.853cm" svg:height="0.962cm" svg:x="5.228cm" svg:y="12.738cm">
          <draw:text-box>
            <text:p>4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ements of a Clos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ag word</text:p>
                <text:list>
                  <text:list-item>
                    <text:p>All objs has one</text:p>
                  </text:list-item>
                  <text:list-item>
                    <text:p>Holds tag of obj, size, other info for gc</text:p>
                  </text:list-item>
                </text:list>
              </text:list-item>
              <text:list-item>
                <text:p>Original function pointer</text:p>
                <text:list>
                  <text:list-item>
                    <text:p>Points to the C code implementation of the function</text:p>
                    <text:list>
                      <text:list-item>
                        <text:p>Function to call when enough args are applied.</text:p>
                      </text:list-item>
                    </text:list>
                  </text:list-item>
                </text:list>
              </text:list-item>
              <text:list-item>
                <text:p>Values- arguments already applied</text:p>
                <text:list>
                  <text:list-item>
                    <text:p>May be n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y Tab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inter to a table of pointers to specialized apply functions</text:p>
                <text:list>
                  <text:list-item>
                    <text:p>Can apply up to N args at once</text:p>
                  </text:list-item>
                </text:list>
              </text:list-item>
              <text:list-item>
                <text:p>To do an apply, simply pick right function out of table, and call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mple</text:p>
              </text:list-item>
              <text:list-item>
                <text:p>Fast</text:p>
                <text:list>
                  <text:list-item>
                    <text:p>Everything is special cased/optimized</text:p>
                  </text:list-item>
                  <text:list-item>
                    <text:p>Only branches: 2 calls via pointer (max)</text:p>
                    <text:list>
                      <text:list-item>
                        <text:p>Load to use barrier</text:p>
                      </text:list-item>
                      <text:list-item>
                        <text:p>Load can be lifted far</text:p>
                      </text:list-item>
                      <text:list-item>
                        <text:p>Similar to calling a virtual function in an OO la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</text:p>
          </draw:text-box>
        </draw:frame>
        <draw:frame presentation:style-name="pr4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Fixed max # of args a function can take or that can be applied at once</text:p>
              </text:list-item>
              <text:list-item>
                <text:p>Lots of specialized apply functions</text:p>
                <text:list>
                  <text:list-item>
                    <text:p>Given N = max # of args, we need:<text:line-break/><text:line-break/><text:line-break/><text:line-break/>specialized apply functions</text:p>
                    <text:list>
                      <text:list-item>
                        <text:p>For N=8, that's 288 specialized apply functions</text:p>
                      </text:list-item>
                      <text:list-item>
                        <text:p>They're small, adds &lt; 200K to runtim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5" draw:layer="layout" svg:width="5.216cm" svg:height="2.898cm" svg:x="10.16cm" svg:y="11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2-03-05T18:49:50</meta:creation-date>
    <meta:editing-duration>P23DT46M19S</meta:editing-duration>
    <meta:editing-cycles>10</meta:editing-cycles>
    <dc:date>2012-04-07T16:46:12</dc:date>
    <dc:creator>Brian Hurt</dc:creator>
    <meta:generator>LibreOffice/3.4$Unix LibreOffice_project/340m1$Build-402</meta:generator>
    <meta:document-statistic meta:object-count="77"/>
  </office:meta>
</office:document-meta>
</file>

<file path=Object 2/content.xml><?xml version="1.0" encoding="utf-8"?>
<math xmlns="http://www.w3.org/1998/Math/MathML">
  <semantics>
    <mfrac>
      <mrow>
        <msup>
          <mi>N</mi>
          <mn>2</mn>
        </msup>
        <mrow>
          <mo stretchy="false">(</mo>
          <mrow>
            <mi>N</mi>
            <mo stretchy="false">+</mo>
            <mn>1</mn>
          </mrow>
          <mo stretchy="false">)</mo>
        </mrow>
      </mrow>
      <mn>2</mn>
    </mfrac>
    <annotation encoding="StarMath 5.0">{N^{2}(N+1)}over{2}</annotation>
  </semantics>
</math>
</file>